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21.5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59.09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24.24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27.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fo:language="en" fo:country="US" fo:font-weight="bold" style:font-name-asian="Noto Sans CJK SC" style:font-size-asian="12pt" style:font-weight-asian="bold" style:font-name-complex="Lohit Devanagari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language="en" fo:country="US" fo:font-weight="bold" style:font-name-asian="Noto Sans CJK SC" style:font-size-asian="12pt" style:font-weight-asian="bold" style:font-name-complex="Lohit Devanagari" style:font-size-complex="12pt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75.84mm" svg:height="87.37mm" svg:x="176.38mm" svg:y="23.37mm">
            <draw:object draw:notify-on-update-of-ranges="Φύλλο1.J2:Φύλλο1.J5 Φύλλο1.K1:Φύλλο1.K1 Φύλλο1.K2:Φύλλο1.K5 Φύλλο1.L1:Φύλλο1.L1 Φύλλο1.L2:Φύλλο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3.91mm" svg:height="90.03mm" svg:x="176.38mm" svg:y="132.51mm">
            <draw:object draw:notify-on-update-of-ranges="Φύλλο1.J27:Φύλλο1.J29 Φύλλο1.K26:Φύλλο1.K26 Φύλλο1.K27:Φύλλο1.K29 Φύλλο1.L26:Φύλλο1.L26 Φύλλο1.L27:Φύλλο1.L29 Φύλλο1.M26:Φύλλο1.M26 Φύλλο1.M27:Φύλλο1.M29 Φύλλο1.N26:Φύλλο1.N26 Φύλλο1.N27:Φύλλο1.N29 Φύλλο1.O26:Φύλλο1.O26 Φύλλο1.O27:Φύλλο1.O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85.4mm" svg:height="90.08mm" svg:x="375.6mm" svg:y="246.18mm">
            <draw:object draw:notify-on-update-of-ranges="Φύλλο1.Q52:Φύλλο1.Q54 Φύλλο1.R51:Φύλλο1.R51 Φύλλο1.R52:Φύλλο1.R54 Φύλλο1.S51:Φύλλο1.S51 Φύλλο1.S52:Φύλλο1.S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85.4mm" svg:height="90.03mm" svg:x="375.6mm" svg:y="132.51mm">
            <draw:object draw:notify-on-update-of-ranges="Φύλλο1.Q27:Φύλλο1.Q29 Φύλλο1.R26:Φύλλο1.R26 Φύλλο1.R27:Φύλλο1.R29 Φύλλο1.S26:Φύλλο1.S26 Φύλλο1.S27:Φύλλο1.S29 Φύλλο1.T26:Φύλλο1.T26 Φύλλο1.T27:Φύλλο1.T29 Φύλλο1.U26:Φύλλο1.U26 Φύλλο1.U27:Φύλλο1.U29 Φύλλο1.V26:Φύλλο1.V26 Φύλλο1.V27:Φύλλο1.V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85.39mm" svg:height="86.84mm" svg:x="375.61mm" svg:y="23.37mm">
            <draw:object draw:notify-on-update-of-ranges="Φύλλο1.Q2:Φύλλο1.Q5 Φύλλο1.R1:Φύλλο1.R1 Φύλλο1.R2:Φύλλο1.R5 Φύλλο1.S1:Φύλλο1.S1 Φύλλο1.S2:Φύλλο1.S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75.5mm" svg:height="90.82mm" svg:x="176.38mm" svg:y="359.85mm">
            <draw:object draw:notify-on-update-of-ranges="Φύλλο1.J77:Φύλλο1.J79 Φύλλο1.K76:Φύλλο1.K76 Φύλλο1.K77:Φύλλο1.K79 Φύλλο1.L76:Φύλλο1.L76 Φύλλο1.L77:Φύλλο1.L7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5.77mm" svg:height="90.08mm" svg:x="176.39mm" svg:y="246.18mm">
            <draw:object draw:notify-on-update-of-ranges="Φύλλο1.J52:Φύλλο1.J54 Φύλλο1.K51:Φύλλο1.K51 Φύλλο1.K52:Φύλλο1.K54 Φύλλο1.L51:Φύλλο1.L51 Φύλλο1.L52:Φύλλο1.L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1" draw:text-style-name="P1" svg:width="175.5mm" svg:height="90.82mm" svg:x="375.6mm" svg:y="359.84mm">
            <draw:object draw:notify-on-update-of-ranges="Φύλλο1.Q76:Φύλλο1.Q76 Φύλλο1.Q77:Φύλλο1.Q79 Φύλλο1.R76:Φύλλο1.R76 Φύλλο1.R77:Φύλλο1.R79 Φύλλο1.S76:Φύλλο1.S76 Φύλλο1.S77:Φύλλο1.S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#0</text:p>
          </table:table-cell>
          <table:table-cell table:number-columns-repeated="8"/>
          <table:table-cell table:style-name="ce1" office:value-type="string" calcext:value-type="string">
            <text:p>Associativity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Associativity</text:p>
          </table:table-cell>
          <table:table-cell table:style-name="ce6" office:value-type="string" calcext:value-type="string">
            <text:p><text:span text:style-name="T1">%429mcf</text:span></text:p>
          </table:table-cell>
          <table:table-cell table:style-name="ce9" office:value-type="string" calcext:value-type="string">
            <text:p>%401bzip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6038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/>
          <table:table-cell table:style-name="ce2" office:value-type="string" calcext:value-type="string">
            <text:p>1-way 6.8W 32.2mm2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 table:number-columns-repeated="4"/>
          <table:table-cell table:style-name="ce2" office:value-type="string" calcext:value-type="string">
            <text:p>1-way 6.8W 32.2mm2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024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/>
          <table:table-cell table:style-name="ce2" office:value-type="string" calcext:value-type="string">
            <text:p>2-way 6.8W 32.3mm2</text:p>
          </table:table-cell>
          <table:table-cell table:style-name="ce2" office:value-type="float" office:value="1.134034" calcext:value-type="float">
            <text:p>1,134034</text:p>
          </table:table-cell>
          <table:table-cell table:style-name="ce2" office:value-type="float" office:value="1.534778" calcext:value-type="float">
            <text:p>1,534778</text:p>
          </table:table-cell>
          <table:table-cell table:number-columns-repeated="4"/>
          <table:table-cell table:style-name="ce2" office:value-type="string" calcext:value-type="string">
            <text:p>2-way 6.8W 32.3mm2</text:p>
          </table:table-cell>
          <table:table-cell table:style-name="ce7" table:formula="of:=[.K2]/[.K3]" office:value-type="percentage" office:value="1.00420886851717" calcext:value-type="percentage">
            <text:p>100,42%</text:p>
          </table:table-cell>
          <table:table-cell table:style-name="ce7" table:formula="of:=[.L2]/[.L3]" office:value-type="percentage" office:value="1.00175530272131" calcext:value-type="percentage">
            <text:p>100,18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772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/>
          <table:table-cell table:style-name="ce2" office:value-type="string" calcext:value-type="string">
            <text:p>4-way 6.7W 39.8mm2</text:p>
          </table:table-cell>
          <table:table-cell table:style-name="ce2" office:value-type="float" office:value="1.133878" calcext:value-type="float">
            <text:p>1,133878</text:p>
          </table:table-cell>
          <table:table-cell table:style-name="ce2" office:value-type="float" office:value="1.533048" calcext:value-type="float">
            <text:p>1,533048</text:p>
          </table:table-cell>
          <table:table-cell table:number-columns-repeated="4"/>
          <table:table-cell table:style-name="ce2" office:value-type="string" calcext:value-type="string">
            <text:p>4-way 6.7W 39.8mm2</text:p>
          </table:table-cell>
          <table:table-cell table:style-name="ce7" table:formula="of:=[.K2]/[.K4]" office:value-type="percentage" office:value="1.0043470285163" calcext:value-type="percentage">
            <text:p>100,43%</text:p>
          </table:table-cell>
          <table:table-cell table:style-name="ce7" table:formula="of:=[.L2]/[.L4]" office:value-type="percentage" office:value="1.00288575439256" calcext:value-type="percentage">
            <text:p>100,29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3.7158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/>
          <table:table-cell table:style-name="ce2" office:value-type="string" calcext:value-type="string">
            <text:p>8-way 6.7W 48.7mm2</text:p>
          </table:table-cell>
          <table:table-cell table:style-name="ce2" office:value-type="float" office:value="1.133878" calcext:value-type="float">
            <text:p>1,133878</text:p>
          </table:table-cell>
          <table:table-cell table:style-name="ce2" office:value-type="float" office:value="1.533309" calcext:value-type="float">
            <text:p>1,533309</text:p>
          </table:table-cell>
          <table:table-cell table:number-columns-repeated="4"/>
          <table:table-cell table:style-name="ce2" office:value-type="string" calcext:value-type="string">
            <text:p>8-way 6.7W 48.7mm2</text:p>
          </table:table-cell>
          <table:table-cell table:style-name="ce7" table:formula="of:=[.K2]/[.K5]" office:value-type="percentage" office:value="1.0043470285163" calcext:value-type="percentage">
            <text:p>100,43%</text:p>
          </table:table-cell>
          <table:table-cell table:style-name="ce8" table:formula="of:=[.L2]/[.L5]" office:value-type="percentage" office:value="1.00271504308655" calcext:value-type="percentage">
            <text:p>100,2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6551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 table:number-columns-repeated="5"/>
          <table:table-cell table:style-name="ce2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Machine #1</text:p>
          </table:table-cell>
          <table:table-cell table:number-columns-repeated="12"/>
          <table:table-cell table:style-name="ce2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74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88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6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575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83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948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75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99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575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311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74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559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6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575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83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609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1" office:value-type="string" calcext:value-type="string">
            <text:p>Cache Line Size</text:p>
          </table:table-cell>
          <table:table-cell table:style-name="ce3" office:value-type="string" calcext:value-type="string">
            <text:p>470lbm</text:p>
          </table:table-cell>
          <table:table-cell table:style-name="ce4" office:value-type="string" calcext:value-type="string">
            <text:p>458sjeng</text:p>
          </table:table-cell>
          <table:table-cell table:style-name="ce5" office:value-type="string" calcext:value-type="string">
            <text:p>456hmmer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/>
          <table:table-cell table:style-name="ce1" office:value-type="string" calcext:value-type="string">
            <text:p>Cache Line Size</text:p>
          </table:table-cell>
          <table:table-cell table:style-name="ce3" office:value-type="string" calcext:value-type="string">
            <text:p>%470lbm</text:p>
          </table:table-cell>
          <table:table-cell table:style-name="ce3" office:value-type="string" calcext:value-type="string">
            <text:p>%458sjeng</text:p>
          </table:table-cell>
          <table:table-cell table:style-name="ce10" office:value-type="string" calcext:value-type="string">
            <text:p>%456hmmer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76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2" office:value-type="string" calcext:value-type="string">
            <text:p>32 3.8W 31mm2</text:p>
          </table:table-cell>
          <table:table-cell table:style-name="ce2" office:value-type="float" office:value="3.919794" calcext:value-type="float">
            <text:p>3,919794</text:p>
          </table:table-cell>
          <table:table-cell table:style-name="ce2" office:value-type="float" office:value="11.664983" calcext:value-type="float">
            <text:p>11,664983</text:p>
          </table:table-cell>
          <table:table-cell table:style-name="ce2" office:value-type="float" office:value="1.185982" calcext:value-type="float">
            <text:p>1,185982</text:p>
          </table:table-cell>
          <table:table-cell table:style-name="ce2" office:value-type="float" office:value="1.152669" calcext:value-type="float">
            <text:p>1,152669</text:p>
          </table:table-cell>
          <table:table-cell table:style-name="ce2" office:value-type="float" office:value="1.638202" calcext:value-type="float">
            <text:p>1,638202</text:p>
          </table:table-cell>
          <table:table-cell/>
          <table:table-cell table:style-name="ce2" office:value-type="string" calcext:value-type="string">
            <text:p>32 3.8W 31mm2</text:p>
          </table:table-cell>
          <table:table-cell table:number-columns-repeated="5" table:style-name="ce8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6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2" office:value-type="string" calcext:value-type="string">
            <text:p>64 6.8W 32.2mm2</text:p>
          </table:table-cell>
          <table:table-cell table:style-name="ce2" office:value-type="float" office:value="2.628334" calcext:value-type="float">
            <text:p>2,628334</text:p>
          </table:table-cell>
          <table:table-cell table:style-name="ce2" office:value-type="float" office:value="7.057547" calcext:value-type="float">
            <text:p>7,057547</text:p>
          </table:table-cell>
          <table:table-cell table:style-name="ce2" office:value-type="float" office:value="1.182639" calcext:value-type="float">
            <text:p>1,182639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/>
          <table:table-cell table:style-name="ce2" office:value-type="string" calcext:value-type="string">
            <text:p>64 6.8W 32.2mm2</text:p>
          </table:table-cell>
          <table:table-cell table:style-name="ce8" table:formula="of:=[.K27]/[.K28]" office:value-type="percentage" office:value="1.49136068703597" calcext:value-type="percentage">
            <text:p>149,14%</text:p>
          </table:table-cell>
          <table:table-cell table:style-name="ce8" table:formula="of:=[.L27]/[.L28]" office:value-type="percentage" office:value="1.65283816034098" calcext:value-type="percentage">
            <text:p>165,28%</text:p>
          </table:table-cell>
          <table:table-cell table:style-name="ce8" table:formula="of:=[.M27]/[.M28]" office:value-type="percentage" office:value="1.00282672903566" calcext:value-type="percentage">
            <text:p>100,28%</text:p>
          </table:table-cell>
          <table:table-cell table:style-name="ce8" table:formula="of:=[.N27]/[.N28]" office:value-type="percentage" office:value="1.01217238741947" calcext:value-type="percentage">
            <text:p>101,22%</text:p>
          </table:table-cell>
          <table:table-cell table:style-name="ce8" table:formula="of:=[.O27]/[.O28]" office:value-type="percentage" office:value="1.06551664030304" calcext:value-type="percentage">
            <text:p>106,55%</text:p>
          </table:table-cell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593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2" office:value-type="string" calcext:value-type="string">
            <text:p>128 16.5W 56.1mm2</text:p>
          </table:table-cell>
          <table:table-cell table:style-name="ce2" office:value-type="float" office:value="1.991476" calcext:value-type="float">
            <text:p>1,991476</text:p>
          </table:table-cell>
          <table:table-cell table:style-name="ce2" office:value-type="float" office:value="5.011064" calcext:value-type="float">
            <text:p>5,011064</text:p>
          </table:table-cell>
          <table:table-cell table:style-name="ce2" office:value-type="float" office:value="1.178179" calcext:value-type="float">
            <text:p>1,178179</text:p>
          </table:table-cell>
          <table:table-cell table:style-name="ce2" office:value-type="float" office:value="1.114983" calcext:value-type="float">
            <text:p>1,114983</text:p>
          </table:table-cell>
          <table:table-cell table:style-name="ce2" office:value-type="float" office:value="1.533115" calcext:value-type="float">
            <text:p>1,533115</text:p>
          </table:table-cell>
          <table:table-cell/>
          <table:table-cell table:style-name="ce2" office:value-type="string" calcext:value-type="string">
            <text:p>128 16.5W 56.1mm2</text:p>
          </table:table-cell>
          <table:table-cell table:style-name="ce8" table:formula="of:=[.K27]/[.K29]" office:value-type="percentage" office:value="1.96828583422547" calcext:value-type="percentage">
            <text:p>196,83%</text:p>
          </table:table-cell>
          <table:table-cell table:style-name="ce8" table:formula="of:=[.L27]/[.L29]" office:value-type="percentage" office:value="2.3278455433816" calcext:value-type="percentage">
            <text:p>232,78%</text:p>
          </table:table-cell>
          <table:table-cell table:style-name="ce11" table:formula="of:=[.M27]/[.M29]" office:value-type="percentage" office:value="1.00662293250856" calcext:value-type="percentage">
            <text:p>100,66%</text:p>
          </table:table-cell>
          <table:table-cell table:style-name="ce8" table:formula="of:=[.N27]/[.N29]" office:value-type="percentage" office:value="1.03379961846952" calcext:value-type="percentage">
            <text:p>103,38%</text:p>
          </table:table-cell>
          <table:table-cell table:style-name="ce8" table:formula="of:=[.O27]/[.O29]" office:value-type="percentage" office:value="1.06854476017781" calcext:value-type="percentage">
            <text:p>106,85%</text:p>
          </table:table-cell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307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2" table:number-columns-repeated="4"/>
          <table:table-cell table:number-columns-repeated="9"/>
        </table:table-row>
        <table:table-row table:style-name="ro2">
          <table:table-cell office:value-type="string" calcext:value-type="string">
            <text:p>Machine #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798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94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6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601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326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6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264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39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1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383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71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7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6382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526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59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11.6649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3.91979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8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311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149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/>
          <table:table-cell table:style-name="ce1" office:value-type="string" calcext:value-type="string">
            <text:p>L1-data Size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L1-data Size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781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/>
          <table:table-cell table:style-name="ce2" office:value-type="string" calcext:value-type="string">
            <text:p>128kB 6.4W 30.5mm2</text:p>
          </table:table-cell>
          <table:table-cell table:style-name="ce2" office:value-type="float" office:value="1.137562" calcext:value-type="float">
            <text:p>1,137562</text:p>
          </table:table-cell>
          <table:table-cell table:style-name="ce2" office:value-type="float" office:value="1.594889" calcext:value-type="float">
            <text:p>1,594889</text:p>
          </table:table-cell>
          <table:table-cell table:number-columns-repeated="4"/>
          <table:table-cell table:style-name="ce2" office:value-type="string" calcext:value-type="string">
            <text:p>128kB 6.4W 30.5mm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5.0110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/>
          <table:table-cell table:style-name="ce2" office:value-type="string" calcext:value-type="string">
            <text:p>256kB 6.8W 32.2mm2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 table:number-columns-repeated="4"/>
          <table:table-cell table:style-name="ce2" office:value-type="string" calcext:value-type="string">
            <text:p>256kB 6.8W 32.2mm2</text:p>
          </table:table-cell>
          <table:table-cell table:style-name="ce2" table:formula="of:=[.K52]/[.K53]" office:value-type="float" office:value="0.998906750660999" calcext:value-type="float">
            <text:p>0,998906750660999</text:p>
          </table:table-cell>
          <table:table-cell table:style-name="ce2" table:formula="of:=[.L52]/[.L53]" office:value-type="float" office:value="1.03734507034925" calcext:value-type="float">
            <text:p>1,037345070349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9914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/>
          <table:table-cell table:style-name="ce2" office:value-type="string" calcext:value-type="string">
            <text:p>512kB 7.5W 38.4mm2</text:p>
          </table:table-cell>
          <table:table-cell table:style-name="ce2" office:value-type="float" office:value="1.133927" calcext:value-type="float">
            <text:p>1,133927</text:p>
          </table:table-cell>
          <table:table-cell table:style-name="ce2" office:value-type="float" office:value="1.526448" calcext:value-type="float">
            <text:p>1,526448</text:p>
          </table:table-cell>
          <table:table-cell table:number-columns-repeated="4"/>
          <table:table-cell table:style-name="ce2" office:value-type="string" calcext:value-type="string">
            <text:p>512kB 7.5W 38.4mm2</text:p>
          </table:table-cell>
          <table:table-cell table:style-name="ce2" table:formula="of:=[.K52]/[.K54]" office:value-type="float" office:value="1.00320567373385" calcext:value-type="float">
            <text:p>1,00320567373385</text:p>
          </table:table-cell>
          <table:table-cell table:style-name="ce2" table:formula="of:=[.L52]/[.L54]" office:value-type="float" office:value="1.04483677138035" calcext:value-type="float">
            <text:p>1,044836771380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chine #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47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40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14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384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07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10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30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38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13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386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07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1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33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38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13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390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07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1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269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1289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7709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/>
          <table:table-cell table:style-name="ce1" office:value-type="string" calcext:value-type="string">
            <text:p>L2 Size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L2 Size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4.9724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/>
          <table:table-cell table:style-name="ce2" office:value-type="string" calcext:value-type="string">
            <text:p>1024kB 6.6W 23.5mm2</text:p>
          </table:table-cell>
          <table:table-cell table:style-name="ce2" office:value-type="float" office:value="1.139401" calcext:value-type="float">
            <text:p>1,139401</text:p>
          </table:table-cell>
          <table:table-cell table:style-name="ce2" office:value-type="float" office:value="1.579862" calcext:value-type="float">
            <text:p>1,579862</text:p>
          </table:table-cell>
          <table:table-cell table:number-columns-repeated="4"/>
          <table:table-cell table:style-name="ce2" office:value-type="string" calcext:value-type="string">
            <text:p>1024kB 6.6W 23.5mm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98911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/>
          <table:table-cell table:style-name="ce2" office:value-type="string" calcext:value-type="string">
            <text:p>2048kB 6.7W 26.8mm2</text:p>
          </table:table-cell>
          <table:table-cell table:style-name="ce2" office:value-type="float" office:value="1.137664" calcext:value-type="float">
            <text:p>1,137664</text:p>
          </table:table-cell>
          <table:table-cell table:style-name="ce2" office:value-type="float" office:value="1.560921" calcext:value-type="float">
            <text:p>1,560921</text:p>
          </table:table-cell>
          <table:table-cell table:number-columns-repeated="4"/>
          <table:table-cell table:style-name="ce2" office:value-type="string" calcext:value-type="string">
            <text:p>2048kB 6.7W 26.8mm2</text:p>
          </table:table-cell>
          <table:table-cell table:style-name="ce2" table:formula="of:=[.K77]/[.K78]" office:value-type="float" office:value="1.00152681283753" calcext:value-type="float">
            <text:p>1,00152681283753</text:p>
          </table:table-cell>
          <table:table-cell table:style-name="ce2" table:formula="of:=[.L77]/[.L78]" office:value-type="float" office:value="1.01213450264299" calcext:value-type="float">
            <text:p>1,01213450264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chine #13</text:p>
          </table:table-cell>
          <table:table-cell table:number-columns-repeated="8"/>
          <table:table-cell table:style-name="ce2" office:value-type="string" calcext:value-type="string">
            <text:p>4096kB 6.8W 32.2mm2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 table:number-columns-repeated="4"/>
          <table:table-cell table:style-name="ce2" office:value-type="string" calcext:value-type="string">
            <text:p>4096kB 6.8W 32.2mm2</text:p>
          </table:table-cell>
          <table:table-cell table:style-name="ce2" table:formula="of:=[.K77]/[.K79]" office:value-type="float" office:value="1.00052159847981" calcext:value-type="float">
            <text:p>1,00052159847981</text:p>
          </table:table-cell>
          <table:table-cell table:style-name="ce2" table:formula="of:=[.L77]/[.L79]" office:value-type="float" office:value="1.02757123381759" calcext:value-type="float">
            <text:p>1,027571233817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179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0989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754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3.7146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6538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9" loext:min-decimal-places="9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0T17:50:12.826000000</meta:creation-date>
    <meta:generator>LibreOffice/6.3.3.2$Windows_X86_64 LibreOffice_project/a64200df03143b798afd1ec74a12ab50359878ed</meta:generator>
    <dc:date>2022-01-20T18:57:48.887000000</dc:date>
    <meta:editing-duration>PT22M11S</meta:editing-duration>
    <meta:editing-cycles>3</meta:editing-cycles>
    <meta:document-statistic meta:table-count="1" meta:cell-count="700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85cm" svg:height="8.738cm" xlink:href=".." xlink:type="simple" chart:class="chart:bar" chart:style-name="ch1">
        <chart:legend chart:legend-position="end" svg:x="15.454cm" svg:y="3.821cm" style:legend-expansion="high" chart:style-name="ch2"/>
        <chart:plot-area chart:style-name="ch3" table:cell-range-address="Φύλλο1.J1:Φύλλο1.L5" chart:data-source-has-labels="both" svg:x="1.093cm" svg:y="0.179cm" svg:width="13.999cm" svg:height="7.96cm">
          <chartooo:coordinate-region svg:x="1.82cm" svg:y="0.378cm" svg:width="13.272cm" svg:height="6.717cm"/>
          <chart:axis chart:dimension="x" chart:name="primary-x" chart:style-name="ch4" chartooo:axis-type="auto">
            <chartooo:date-scale/>
            <chart:title svg:x="5.668cm" svg:y="8.183cm" chart:style-name="ch5">
              <text:p>Associativity - Peak Power - Area</text:p>
            </chart:title>
            <chart:categories table:cell-range-address="Φύλλο1.J2:Φύλλο1.J5"/>
          </chart:axis>
          <chart:axis chart:dimension="y" chart:name="primary-y" chart:style-name="ch6">
            <chart:title svg:x="0.182cm" svg:y="4.481cm" chart:style-name="ch7">
              <text:p>CPI</text:p>
            </chart:title>
            <chart:grid chart:style-name="ch8" chart:class="major"/>
          </chart:axis>
          <chart:series chart:style-name="ch9" chart:values-cell-range-address="Φύλλο1.K2:Φύλλο1.K5" chart:label-cell-address="Φύλλο1.K1:Φύλλο1.K1" chart:class="chart:bar">
            <chart:data-point chart:repeated="4"/>
          </chart:series>
          <chart:series chart:style-name="ch10" chart:values-cell-range-address="Φύλλο1.L2:Φύλλο1.L5" chart:label-cell-address="Φύλλο1.L1:Φύλλο1.L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K1:Φύλλο1.K1</svg:desc>
                </draw:g>
              </table:table-cell>
              <table:table-cell office:value-type="string">
                <text:p>401bzip2</text:p>
                <draw:g>
                  <svg:desc>Φύλλο1.L1:Φύλλο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way 6.8W 32.2mm2</text:p>
                <draw:g>
                  <svg:desc>Φύλλο1.J2:Φύλλο1.J5</svg:desc>
                </draw:g>
              </table:table-cell>
              <table:table-cell office:value-type="float" office:value="1.138807">
                <text:p>1.138807</text:p>
                <draw:g>
                  <svg:desc>Φύλλο1.K2:Φύλλο1.K5</svg:desc>
                </draw:g>
              </table:table-cell>
              <table:table-cell office:value-type="float" office:value="1.537472">
                <text:p>1.537472</text:p>
                <draw:g>
                  <svg:desc>Φύλλο1.L2:Φύλλο1.L5</svg:desc>
                </draw:g>
              </table:table-cell>
            </table:table-row>
            <table:table-row>
              <table:table-cell office:value-type="string">
                <text:p>2-way 6.8W 32.3mm2</text:p>
              </table:table-cell>
              <table:table-cell office:value-type="float" office:value="1.134034">
                <text:p>1.134034</text:p>
              </table:table-cell>
              <table:table-cell office:value-type="float" office:value="1.534778">
                <text:p>1.534778</text:p>
              </table:table-cell>
            </table:table-row>
            <table:table-row>
              <table:table-cell office:value-type="string">
                <text:p>4-way 6.7W 39.8mm2</text:p>
              </table:table-cell>
              <table:table-cell office:value-type="float" office:value="1.133878">
                <text:p>1.133878</text:p>
              </table:table-cell>
              <table:table-cell office:value-type="float" office:value="1.533048">
                <text:p>1.533048</text:p>
              </table:table-cell>
            </table:table-row>
            <table:table-row>
              <table:table-cell office:value-type="string">
                <text:p>8-way 6.7W 48.7mm2</text:p>
              </table:table-cell>
              <table:table-cell office:value-type="float" office:value="1.133878">
                <text:p>1.133878</text:p>
              </table:table-cell>
              <table:table-cell office:value-type="float" office:value="1.533309">
                <text:p>1.533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41cm" svg:height="9.004cm" xlink:href=".." xlink:type="simple" chart:class="chart:bar" chart:style-name="ch1">
        <chart:legend chart:legend-position="end" svg:x="15.855cm" svg:y="3.207cm" style:legend-expansion="high" chart:style-name="ch2"/>
        <chart:plot-area chart:style-name="ch3" table:cell-range-address="Φύλλο1.Q26:Φύλλο1.V29" chart:data-source-has-labels="both" svg:x="1.403cm" svg:y="0.18cm" svg:width="14.057cm" svg:height="8.066cm">
          <chartooo:coordinate-region svg:x="3.003cm" svg:y="0.379cm" svg:width="12.457cm" svg:height="7.22cm"/>
          <chart:axis chart:dimension="x" chart:name="primary-x" chart:style-name="ch4" chartooo:axis-type="auto">
            <chartooo:date-scale/>
            <chart:title svg:x="5.701cm" svg:y="8.426cm" chart:style-name="ch5">
              <text:p>Cache Line Size - Peak Power - Area</text:p>
            </chart:title>
            <chart:categories table:cell-range-address="Φύλλο1.Q27:Φύλλο1.Q29"/>
          </chart:axis>
          <chart:axis chart:dimension="y" chart:name="primary-y" chart:style-name="ch6">
            <chart:title svg:x="0.473cm" svg:y="5.699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R27:Φύλλο1.R29" chart:label-cell-address="Φύλλο1.R26:Φύλλο1.R26" chart:class="chart:bar">
            <chart:data-point chart:repeated="3"/>
          </chart:series>
          <chart:series chart:style-name="ch10" chart:values-cell-range-address="Φύλλο1.S27:Φύλλο1.S29" chart:label-cell-address="Φύλλο1.S26:Φύλλο1.S26" chart:class="chart:bar">
            <chart:data-point chart:repeated="3"/>
          </chart:series>
          <chart:series chart:style-name="ch11" chart:values-cell-range-address="Φύλλο1.T27:Φύλλο1.T29" chart:label-cell-address="Φύλλο1.T26:Φύλλο1.T26" chart:class="chart:bar">
            <chart:data-point chart:repeated="3"/>
          </chart:series>
          <chart:series chart:style-name="ch12" chart:values-cell-range-address="Φύλλο1.U27:Φύλλο1.U29" chart:label-cell-address="Φύλλο1.U26:Φύλλο1.U26" chart:class="chart:bar">
            <chart:data-point chart:repeated="3"/>
          </chart:series>
          <chart:series chart:style-name="ch13" chart:values-cell-range-address="Φύλλο1.V27:Φύλλο1.V29" chart:label-cell-address="Φύλλο1.V26:Φύλλο1.V2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70lbm</text:p>
                <draw:g>
                  <svg:desc>Φύλλο1.R26:Φύλλο1.R26</svg:desc>
                </draw:g>
              </table:table-cell>
              <table:table-cell office:value-type="string">
                <text:p>%458sjeng</text:p>
                <draw:g>
                  <svg:desc>Φύλλο1.S26:Φύλλο1.S26</svg:desc>
                </draw:g>
              </table:table-cell>
              <table:table-cell office:value-type="string">
                <text:p>%456hmmer</text:p>
                <draw:g>
                  <svg:desc>Φύλλο1.T26:Φύλλο1.T26</svg:desc>
                </draw:g>
              </table:table-cell>
              <table:table-cell office:value-type="string">
                <text:p>%429mcf</text:p>
                <draw:g>
                  <svg:desc>Φύλλο1.U26:Φύλλο1.U26</svg:desc>
                </draw:g>
              </table:table-cell>
              <table:table-cell office:value-type="string">
                <text:p>%401bzip2</text:p>
                <draw:g>
                  <svg:desc>Φύλλο1.V26:Φύλλο1.V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3.8W 31mm2</text:p>
                <draw:g>
                  <svg:desc>Φύλλο1.Q27:Φύλλο1.Q29</svg:desc>
                </draw:g>
              </table:table-cell>
              <table:table-cell office:value-type="float" office:value="1">
                <text:p>1</text:p>
                <draw:g>
                  <svg:desc>Φύλλο1.R27:Φύλλο1.R29</svg:desc>
                </draw:g>
              </table:table-cell>
              <table:table-cell office:value-type="float" office:value="1">
                <text:p>1</text:p>
                <draw:g>
                  <svg:desc>Φύλλο1.S27:Φύλλο1.S29</svg:desc>
                </draw:g>
              </table:table-cell>
              <table:table-cell office:value-type="float" office:value="1">
                <text:p>1</text:p>
                <draw:g>
                  <svg:desc>Φύλλο1.T27:Φύλλο1.T29</svg:desc>
                </draw:g>
              </table:table-cell>
              <table:table-cell office:value-type="float" office:value="1">
                <text:p>1</text:p>
                <draw:g>
                  <svg:desc>Φύλλο1.U27:Φύλλο1.U29</svg:desc>
                </draw:g>
              </table:table-cell>
              <table:table-cell office:value-type="float" office:value="1">
                <text:p>1</text:p>
                <draw:g>
                  <svg:desc>Φύλλο1.V27:Φύλλο1.V29</svg:desc>
                </draw:g>
              </table:table-cell>
            </table:table-row>
            <table:table-row>
              <table:table-cell office:value-type="string">
                <text:p>64 6.8W 32.2mm2</text:p>
              </table:table-cell>
              <table:table-cell office:value-type="float" office:value="1.49136068703597">
                <text:p>1.49136068703597</text:p>
              </table:table-cell>
              <table:table-cell office:value-type="float" office:value="1.65283816034098">
                <text:p>1.65283816034098</text:p>
              </table:table-cell>
              <table:table-cell office:value-type="float" office:value="1.00282672903566">
                <text:p>1.00282672903566</text:p>
              </table:table-cell>
              <table:table-cell office:value-type="float" office:value="1.01217238741947">
                <text:p>1.01217238741947</text:p>
              </table:table-cell>
              <table:table-cell office:value-type="float" office:value="1.06551664030304">
                <text:p>1.06551664030304</text:p>
              </table:table-cell>
            </table:table-row>
            <table:table-row>
              <table:table-cell office:value-type="string">
                <text:p>128 16.5W 56.1mm2</text:p>
              </table:table-cell>
              <table:table-cell office:value-type="float" office:value="1.96828583422547">
                <text:p>1.96828583422547</text:p>
              </table:table-cell>
              <table:table-cell office:value-type="float" office:value="2.3278455433816">
                <text:p>2.3278455433816</text:p>
              </table:table-cell>
              <table:table-cell office:value-type="float" office:value="1.00662293250856">
                <text:p>1.00662293250856</text:p>
              </table:table-cell>
              <table:table-cell office:value-type="float" office:value="1.03379961846952">
                <text:p>1.03379961846952</text:p>
              </table:table-cell>
              <table:table-cell office:value-type="float" office:value="1.06854476017781">
                <text:p>1.068544760177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92cm" svg:height="9.004cm" xlink:href=".." xlink:type="simple" chart:class="chart:bar" chart:style-name="ch1">
        <chart:legend chart:legend-position="end" svg:x="15.023cm" svg:y="3.207cm" style:legend-expansion="high" chart:style-name="ch2"/>
        <chart:plot-area chart:style-name="ch3" table:cell-range-address="Φύλλο1.J26:Φύλλο1.O29" chart:data-source-has-labels="both" svg:x="1.358cm" svg:y="0.179cm" svg:width="13.317cm" svg:height="8.067cm">
          <chartooo:coordinate-region svg:x="1.979cm" svg:y="0.379cm" svg:width="12.696cm" svg:height="7.22cm"/>
          <chart:axis chart:dimension="x" chart:name="primary-x" chart:style-name="ch4" chartooo:axis-type="auto">
            <chartooo:date-scale/>
            <chart:title svg:x="5.286cm" svg:y="8.426cm" chart:style-name="ch5">
              <text:p>Cache Line Size - Peak Power - Area</text:p>
            </chart:title>
            <chart:categories table:cell-range-address="Φύλλο1.J27:Φύλλο1.J29"/>
          </chart:axis>
          <chart:axis chart:dimension="y" chart:name="primary-y" chart:style-name="ch6">
            <chart:title svg:x="0.451cm" svg:y="4.534cm" chart:style-name="ch7">
              <text:p>CPI</text:p>
            </chart:title>
            <chart:grid chart:style-name="ch8" chart:class="major"/>
          </chart:axis>
          <chart:series chart:style-name="ch9" chart:values-cell-range-address="Φύλλο1.K27:Φύλλο1.K29" chart:label-cell-address="Φύλλο1.K26:Φύλλο1.K26" chart:class="chart:bar">
            <chart:data-point chart:repeated="3"/>
          </chart:series>
          <chart:series chart:style-name="ch10" chart:values-cell-range-address="Φύλλο1.L27:Φύλλο1.L29" chart:label-cell-address="Φύλλο1.L26:Φύλλο1.L26" chart:class="chart:bar">
            <chart:data-point chart:repeated="3"/>
          </chart:series>
          <chart:series chart:style-name="ch11" chart:values-cell-range-address="Φύλλο1.M27:Φύλλο1.M29" chart:label-cell-address="Φύλλο1.M26:Φύλλο1.M26" chart:class="chart:bar">
            <chart:data-point chart:repeated="3"/>
          </chart:series>
          <chart:series chart:style-name="ch12" chart:values-cell-range-address="Φύλλο1.N27:Φύλλο1.N29" chart:label-cell-address="Φύλλο1.N26:Φύλλο1.N26" chart:class="chart:bar">
            <chart:data-point chart:repeated="3"/>
          </chart:series>
          <chart:series chart:style-name="ch13" chart:values-cell-range-address="Φύλλο1.O27:Φύλλο1.O29" chart:label-cell-address="Φύλλο1.O26:Φύλλο1.O2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70lbm</text:p>
                <draw:g>
                  <svg:desc>Φύλλο1.K26:Φύλλο1.K26</svg:desc>
                </draw:g>
              </table:table-cell>
              <table:table-cell office:value-type="string">
                <text:p>458sjeng</text:p>
                <draw:g>
                  <svg:desc>Φύλλο1.L26:Φύλλο1.L26</svg:desc>
                </draw:g>
              </table:table-cell>
              <table:table-cell office:value-type="string">
                <text:p>456hmmer</text:p>
                <draw:g>
                  <svg:desc>Φύλλο1.M26:Φύλλο1.M26</svg:desc>
                </draw:g>
              </table:table-cell>
              <table:table-cell office:value-type="string">
                <text:p>429mcf</text:p>
                <draw:g>
                  <svg:desc>Φύλλο1.N26:Φύλλο1.N26</svg:desc>
                </draw:g>
              </table:table-cell>
              <table:table-cell office:value-type="string">
                <text:p>401bzip2</text:p>
                <draw:g>
                  <svg:desc>Φύλλο1.O26:Φύλλο1.O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3.8W 31mm2</text:p>
                <draw:g>
                  <svg:desc>Φύλλο1.J27:Φύλλο1.J29</svg:desc>
                </draw:g>
              </table:table-cell>
              <table:table-cell office:value-type="float" office:value="3.919794">
                <text:p>3.919794</text:p>
                <draw:g>
                  <svg:desc>Φύλλο1.K27:Φύλλο1.K29</svg:desc>
                </draw:g>
              </table:table-cell>
              <table:table-cell office:value-type="float" office:value="11.664983">
                <text:p>11.664983</text:p>
                <draw:g>
                  <svg:desc>Φύλλο1.L27:Φύλλο1.L29</svg:desc>
                </draw:g>
              </table:table-cell>
              <table:table-cell office:value-type="float" office:value="1.185982">
                <text:p>1.185982</text:p>
                <draw:g>
                  <svg:desc>Φύλλο1.M27:Φύλλο1.M29</svg:desc>
                </draw:g>
              </table:table-cell>
              <table:table-cell office:value-type="float" office:value="1.152669">
                <text:p>1.152669</text:p>
                <draw:g>
                  <svg:desc>Φύλλο1.N27:Φύλλο1.N29</svg:desc>
                </draw:g>
              </table:table-cell>
              <table:table-cell office:value-type="float" office:value="1.638202">
                <text:p>1.638202</text:p>
                <draw:g>
                  <svg:desc>Φύλλο1.O27:Φύλλο1.O29</svg:desc>
                </draw:g>
              </table:table-cell>
            </table:table-row>
            <table:table-row>
              <table:table-cell office:value-type="string">
                <text:p>64 6.8W 32.2mm2</text:p>
              </table:table-cell>
              <table:table-cell office:value-type="float" office:value="2.628334">
                <text:p>2.628334</text:p>
              </table:table-cell>
              <table:table-cell office:value-type="float" office:value="7.057547">
                <text:p>7.057547</text:p>
              </table:table-cell>
              <table:table-cell office:value-type="float" office:value="1.182639">
                <text:p>1.182639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  <table:table-row>
              <table:table-cell office:value-type="string">
                <text:p>128 16.5W 56.1mm2</text:p>
              </table:table-cell>
              <table:table-cell office:value-type="float" office:value="1.991476">
                <text:p>1.991476</text:p>
              </table:table-cell>
              <table:table-cell office:value-type="float" office:value="5.011064">
                <text:p>5.011064</text:p>
              </table:table-cell>
              <table:table-cell office:value-type="float" office:value="1.178179">
                <text:p>1.178179</text:p>
              </table:table-cell>
              <table:table-cell office:value-type="float" office:value="1.114983">
                <text:p>1.114983</text:p>
              </table:table-cell>
              <table:table-cell office:value-type="float" office:value="1.533115">
                <text:p>1.533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8cm" svg:height="9.009cm" xlink:href=".." xlink:type="simple" chart:class="chart:bar" chart:style-name="ch1">
        <chart:legend chart:legend-position="end" svg:x="15.447cm" svg:y="3.956cm" style:legend-expansion="high" chart:style-name="ch2"/>
        <chart:plot-area chart:style-name="ch3" table:cell-range-address="Φύλλο1.J52:Φύλλο1.L54 Φύλλο1.K51:Φύλλο1.L51" chart:data-source-has-labels="both" svg:x="1.362cm" svg:y="0.179cm" svg:width="13.733cm" svg:height="8.151cm">
          <chartooo:coordinate-region svg:x="2.089cm" svg:y="0.379cm" svg:width="13.006cm" svg:height="7.304cm"/>
          <chart:axis chart:dimension="x" chart:name="primary-x" chart:style-name="ch4" chartooo:axis-type="auto">
            <chartooo:date-scale/>
            <chart:title svg:x="5.75cm" svg:y="8.449cm" chart:style-name="ch5">
              <text:p>L1-Data Size - Peak Power - Area</text:p>
            </chart:title>
            <chart:categories table:cell-range-address="Φύλλο1.J52:Φύλλο1.J54"/>
          </chart:axis>
          <chart:axis chart:dimension="y" chart:name="primary-y" chart:style-name="ch6">
            <chart:title svg:x="0.451cm" svg:y="4.576cm" chart:style-name="ch7">
              <text:p>CPI</text:p>
            </chart:title>
            <chart:grid chart:style-name="ch8" chart:class="major"/>
          </chart:axis>
          <chart:series chart:style-name="ch9" chart:values-cell-range-address="Φύλλο1.K52:Φύλλο1.K54" chart:label-cell-address="Φύλλο1.K51:Φύλλο1.K51" chart:class="chart:bar">
            <chart:data-point chart:repeated="3"/>
          </chart:series>
          <chart:series chart:style-name="ch10" chart:values-cell-range-address="Φύλλο1.L52:Φύλλο1.L54" chart:label-cell-address="Φύλλο1.L51:Φύλλο1.L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K51:Φύλλο1.K51</svg:desc>
                </draw:g>
              </table:table-cell>
              <table:table-cell office:value-type="string">
                <text:p>401bzip2</text:p>
                <draw:g>
                  <svg:desc>Φύλλο1.L51:Φύλλο1.L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kB 6.4W 30.5mm2</text:p>
                <draw:g>
                  <svg:desc>Φύλλο1.J52:Φύλλο1.J54</svg:desc>
                </draw:g>
              </table:table-cell>
              <table:table-cell office:value-type="float" office:value="1.137562">
                <text:p>1.137562</text:p>
                <draw:g>
                  <svg:desc>Φύλλο1.K52:Φύλλο1.K54</svg:desc>
                </draw:g>
              </table:table-cell>
              <table:table-cell office:value-type="float" office:value="1.594889">
                <text:p>1.594889</text:p>
                <draw:g>
                  <svg:desc>Φύλλο1.L52:Φύλλο1.L54</svg:desc>
                </draw:g>
              </table:table-cell>
            </table:table-row>
            <table:table-row>
              <table:table-cell office:value-type="string">
                <text:p>256kB 6.8W 32.2mm2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  <table:table-row>
              <table:table-cell office:value-type="string">
                <text:p>512kB 7.5W 38.4mm2</text:p>
              </table:table-cell>
              <table:table-cell office:value-type="float" office:value="1.133927">
                <text:p>1.133927</text:p>
              </table:table-cell>
              <table:table-cell office:value-type="float" office:value="1.526448">
                <text:p>1.5264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41cm" svg:height="9.009cm" xlink:href=".." xlink:type="simple" chart:class="chart:bar" chart:style-name="ch1">
        <chart:legend chart:legend-position="end" svg:x="16.093cm" svg:y="3.956cm" style:legend-expansion="high" chart:style-name="ch2"/>
        <chart:plot-area chart:style-name="ch3" table:cell-range-address="Φύλλο1.Q51:Φύλλο1.S54" chart:data-source-has-labels="both" svg:x="1.38cm" svg:y="0.18cm" svg:width="14.341cm" svg:height="8.15cm">
          <chartooo:coordinate-region svg:x="2.98cm" svg:y="0.379cm" svg:width="12.741cm" svg:height="7.304cm"/>
          <chart:axis chart:dimension="x" chart:name="primary-x" chart:style-name="ch4" chartooo:axis-type="auto">
            <chartooo:date-scale/>
            <chart:title svg:x="6.072cm" svg:y="8.449cm" chart:style-name="ch5">
              <text:p>L1-Data Size - Peak Power - Area</text:p>
            </chart:title>
            <chart:categories table:cell-range-address="Φύλλο1.Q52:Φύλλο1.Q54"/>
          </chart:axis>
          <chart:axis chart:dimension="y" chart:name="primary-y" chart:style-name="ch6">
            <chart:title svg:x="0.45cm" svg:y="5.741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R52:Φύλλο1.R54" chart:label-cell-address="Φύλλο1.R51:Φύλλο1.R51" chart:class="chart:bar">
            <chart:data-point chart:repeated="3"/>
          </chart:series>
          <chart:series chart:style-name="ch10" chart:values-cell-range-address="Φύλλο1.S52:Φύλλο1.S54" chart:label-cell-address="Φύλλο1.S51:Φύλλο1.S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R51:Φύλλο1.R51</svg:desc>
                </draw:g>
              </table:table-cell>
              <table:table-cell office:value-type="string">
                <text:p>%401bzip2</text:p>
                <draw:g>
                  <svg:desc>Φύλλο1.S51:Φύλλο1.S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kB 6.4W 30.5mm2</text:p>
                <draw:g>
                  <svg:desc>Φύλλο1.Q52:Φύλλο1.Q54</svg:desc>
                </draw:g>
              </table:table-cell>
              <table:table-cell office:value-type="float" office:value="1">
                <text:p>1</text:p>
                <draw:g>
                  <svg:desc>Φύλλο1.R52:Φύλλο1.R54</svg:desc>
                </draw:g>
              </table:table-cell>
              <table:table-cell office:value-type="float" office:value="1">
                <text:p>1</text:p>
                <draw:g>
                  <svg:desc>Φύλλο1.S52:Φύλλο1.S54</svg:desc>
                </draw:g>
              </table:table-cell>
            </table:table-row>
            <table:table-row>
              <table:table-cell office:value-type="string">
                <text:p>256kB 6.8W 32.2mm2</text:p>
              </table:table-cell>
              <table:table-cell office:value-type="float" office:value="0.998906750660999">
                <text:p>0.998906750660999</text:p>
              </table:table-cell>
              <table:table-cell office:value-type="float" office:value="1.03734507034925">
                <text:p>1.03734507034925</text:p>
              </table:table-cell>
            </table:table-row>
            <table:table-row>
              <table:table-cell office:value-type="string">
                <text:p>512kB 7.5W 38.4mm2</text:p>
              </table:table-cell>
              <table:table-cell office:value-type="float" office:value="1.00320567373385">
                <text:p>1.00320567373385</text:p>
              </table:table-cell>
              <table:table-cell office:value-type="float" office:value="1.04483677138035">
                <text:p>1.044836771380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51cm" svg:height="9.083cm" xlink:href=".." xlink:type="simple" chart:class="chart:bar" chart:style-name="ch1">
        <chart:legend chart:legend-position="end" svg:x="15.42cm" svg:y="3.993cm" style:legend-expansion="high" chart:style-name="ch2"/>
        <chart:plot-area chart:style-name="ch3" table:cell-range-address="Φύλλο1.J76:Φύλλο1.L79" chart:data-source-has-labels="both" svg:x="1.361cm" svg:y="0.182cm" svg:width="13.706cm" svg:height="8.213cm">
          <chartooo:coordinate-region svg:x="2.088cm" svg:y="0.381cm" svg:width="12.979cm" svg:height="7.367cm"/>
          <chart:axis chart:dimension="x" chart:name="primary-x" chart:style-name="ch4" chartooo:axis-type="auto">
            <chartooo:date-scale/>
            <chart:title svg:x="7.717cm" svg:y="8.519cm" chart:style-name="ch5">
              <text:p>L2 Size - Peak Power - Area</text:p>
            </chart:title>
            <chart:categories table:cell-range-address="Φύλλο1.J77:Φύλλο1.J79"/>
          </chart:axis>
          <chart:axis chart:dimension="y" chart:name="primary-y" chart:style-name="ch6">
            <chart:title svg:x="0.45cm" svg:y="4.61cm" chart:style-name="ch7">
              <text:p>CPI</text:p>
            </chart:title>
            <chart:grid chart:style-name="ch8" chart:class="major"/>
          </chart:axis>
          <chart:series chart:style-name="ch9" chart:values-cell-range-address="Φύλλο1.K77:Φύλλο1.K79" chart:label-cell-address="Φύλλο1.K76:Φύλλο1.K76" chart:class="chart:bar">
            <chart:data-point chart:repeated="3"/>
          </chart:series>
          <chart:series chart:style-name="ch10" chart:values-cell-range-address="Φύλλο1.L77:Φύλλο1.L79" chart:label-cell-address="Φύλλο1.L76:Φύλλο1.L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K76:Φύλλο1.K76</svg:desc>
                </draw:g>
              </table:table-cell>
              <table:table-cell office:value-type="string">
                <text:p>401bzip2</text:p>
                <draw:g>
                  <svg:desc>Φύλλο1.L76:Φύλλο1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kB 6.6W 23.5mm2</text:p>
                <draw:g>
                  <svg:desc>Φύλλο1.J77:Φύλλο1.J79</svg:desc>
                </draw:g>
              </table:table-cell>
              <table:table-cell office:value-type="float" office:value="1.139401">
                <text:p>1.139401</text:p>
                <draw:g>
                  <svg:desc>Φύλλο1.K77:Φύλλο1.K79</svg:desc>
                </draw:g>
              </table:table-cell>
              <table:table-cell office:value-type="float" office:value="1.579862">
                <text:p>1.579862</text:p>
                <draw:g>
                  <svg:desc>Φύλλο1.L77:Φύλλο1.L79</svg:desc>
                </draw:g>
              </table:table-cell>
            </table:table-row>
            <table:table-row>
              <table:table-cell office:value-type="string">
                <text:p>2048kB 6.7W 26.8mm2</text:p>
              </table:table-cell>
              <table:table-cell office:value-type="float" office:value="1.137664">
                <text:p>1.137664</text:p>
              </table:table-cell>
              <table:table-cell office:value-type="float" office:value="1.560921">
                <text:p>1.560921</text:p>
              </table:table-cell>
            </table:table-row>
            <table:table-row>
              <table:table-cell office:value-type="string">
                <text:p>4096kB 6.8W 32.2mm2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51cm" svg:height="9.083cm" xlink:href=".." xlink:type="simple" chart:class="chart:bar" chart:style-name="ch1">
        <chart:legend chart:legend-position="end" svg:x="15.103cm" svg:y="3.993cm" style:legend-expansion="high" chart:style-name="ch2"/>
        <chart:plot-area chart:style-name="ch3" table:cell-range-address="Φύλλο1.Q76:Φύλλο1.S79" chart:data-source-has-labels="both" svg:x="1.338cm" svg:y="0.181cm" svg:width="13.727cm" svg:height="8.213cm">
          <chartooo:coordinate-region svg:x="2.938cm" svg:y="0.381cm" svg:width="12.127cm" svg:height="7.366cm"/>
          <chart:axis chart:dimension="x" chart:name="primary-x" chart:style-name="ch4" chartooo:axis-type="auto">
            <chartooo:date-scale/>
            <chart:title svg:x="7.719cm" svg:y="8.519cm" chart:style-name="ch5">
              <text:p>L2 Size - Peak Power - Area</text:p>
            </chart:title>
            <chart:categories table:cell-range-address="Φύλλο1.Q77:Φύλλο1.Q79"/>
          </chart:axis>
          <chart:axis chart:dimension="y" chart:name="primary-y" chart:style-name="ch6">
            <chart:title svg:x="0.427cm" svg:y="5.773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R77:Φύλλο1.R79" chart:label-cell-address="Φύλλο1.R76:Φύλλο1.R76" chart:class="chart:bar">
            <chart:data-point chart:repeated="3"/>
          </chart:series>
          <chart:series chart:style-name="ch10" chart:values-cell-range-address="Φύλλο1.S77:Φύλλο1.S79" chart:label-cell-address="Φύλλο1.S76:Φύλλο1.S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R76:Φύλλο1.R76</svg:desc>
                </draw:g>
              </table:table-cell>
              <table:table-cell office:value-type="string">
                <text:p>%401bzip2</text:p>
                <draw:g>
                  <svg:desc>Φύλλο1.S76:Φύλλο1.S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kB 6.6W 23.5mm2</text:p>
                <draw:g>
                  <svg:desc>Φύλλο1.Q77:Φύλλο1.Q79</svg:desc>
                </draw:g>
              </table:table-cell>
              <table:table-cell office:value-type="float" office:value="1">
                <text:p>1</text:p>
                <draw:g>
                  <svg:desc>Φύλλο1.R77:Φύλλο1.R79</svg:desc>
                </draw:g>
              </table:table-cell>
              <table:table-cell office:value-type="float" office:value="1">
                <text:p>1</text:p>
                <draw:g>
                  <svg:desc>Φύλλο1.S77:Φύλλο1.S79</svg:desc>
                </draw:g>
              </table:table-cell>
            </table:table-row>
            <table:table-row>
              <table:table-cell office:value-type="string">
                <text:p>2048kB 6.7W 26.8mm2</text:p>
              </table:table-cell>
              <table:table-cell office:value-type="float" office:value="1.00152681283753">
                <text:p>1.00152681283753</text:p>
              </table:table-cell>
              <table:table-cell office:value-type="float" office:value="1.01213450264299">
                <text:p>1.01213450264299</text:p>
              </table:table-cell>
            </table:table-row>
            <table:table-row>
              <table:table-cell office:value-type="string">
                <text:p>4096kB 6.8W 32.2mm2</text:p>
              </table:table-cell>
              <table:table-cell office:value-type="float" office:value="1.00052159847981">
                <text:p>1.00052159847981</text:p>
              </table:table-cell>
              <table:table-cell office:value-type="float" office:value="1.02757123381759">
                <text:p>1.027571233817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4cm" svg:height="8.685cm" xlink:href=".." xlink:type="simple" chart:class="chart:bar" chart:style-name="ch1">
        <chart:legend chart:legend-position="end" svg:x="16.092cm" svg:y="3.794cm" style:legend-expansion="high" chart:style-name="ch2"/>
        <chart:plot-area chart:style-name="ch3" table:cell-range-address="Φύλλο1.Q1:Φύλλο1.S5" chart:data-source-has-labels="both" svg:x="1.245cm" svg:y="0.112cm" svg:width="14.444cm" svg:height="8.023cm">
          <chartooo:coordinate-region svg:x="2.845cm" svg:y="0.311cm" svg:width="12.844cm" svg:height="6.78cm"/>
          <chart:axis chart:dimension="x" chart:name="primary-x" chart:style-name="ch4" chartooo:axis-type="auto">
            <chartooo:date-scale/>
            <chart:title svg:x="6.042cm" svg:y="8.125cm" chart:style-name="ch5">
              <text:p>Associativity - Peak Power - Area</text:p>
            </chart:title>
            <chart:categories table:cell-range-address="Φύλλο1.Q2:Φύλλο1.Q5"/>
          </chart:axis>
          <chart:axis chart:dimension="y" chart:name="primary-y" chart:style-name="ch6">
            <chart:title svg:x="0.315cm" svg:y="5.609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R2:Φύλλο1.R5" chart:label-cell-address="Φύλλο1.R1:Φύλλο1.R1" chart:class="chart:bar">
            <chart:data-point chart:repeated="4"/>
          </chart:series>
          <chart:series chart:style-name="ch10" chart:values-cell-range-address="Φύλλο1.S2:Φύλλο1.S5" chart:label-cell-address="Φύλλο1.S1:Φύλλο1.S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R1:Φύλλο1.R1</svg:desc>
                </draw:g>
              </table:table-cell>
              <table:table-cell office:value-type="string">
                <text:p>%401bzip2</text:p>
                <draw:g>
                  <svg:desc>Φύλλο1.S1:Φύλλο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way 6.8W 32.2mm2</text:p>
                <draw:g>
                  <svg:desc>Φύλλο1.Q2:Φύλλο1.Q5</svg:desc>
                </draw:g>
              </table:table-cell>
              <table:table-cell office:value-type="float" office:value="1">
                <text:p>1</text:p>
                <draw:g>
                  <svg:desc>Φύλλο1.R2:Φύλλο1.R5</svg:desc>
                </draw:g>
              </table:table-cell>
              <table:table-cell office:value-type="float" office:value="1">
                <text:p>1</text:p>
                <draw:g>
                  <svg:desc>Φύλλο1.S2:Φύλλο1.S5</svg:desc>
                </draw:g>
              </table:table-cell>
            </table:table-row>
            <table:table-row>
              <table:table-cell office:value-type="string">
                <text:p>2-way 6.8W 32.3mm2</text:p>
              </table:table-cell>
              <table:table-cell office:value-type="float" office:value="1.00420886851717">
                <text:p>1.00420886851717</text:p>
              </table:table-cell>
              <table:table-cell office:value-type="float" office:value="1.00175530272131">
                <text:p>1.00175530272131</text:p>
              </table:table-cell>
            </table:table-row>
            <table:table-row>
              <table:table-cell office:value-type="string">
                <text:p>4-way 6.7W 39.8mm2</text:p>
              </table:table-cell>
              <table:table-cell office:value-type="float" office:value="1.0043470285163">
                <text:p>1.0043470285163</text:p>
              </table:table-cell>
              <table:table-cell office:value-type="float" office:value="1.00288575439256">
                <text:p>1.00288575439256</text:p>
              </table:table-cell>
            </table:table-row>
            <table:table-row>
              <table:table-cell office:value-type="string">
                <text:p>8-way 6.7W 48.7mm2</text:p>
              </table:table-cell>
              <table:table-cell office:value-type="float" office:value="1.0043470285163">
                <text:p>1.0043470285163</text:p>
              </table:table-cell>
              <table:table-cell office:value-type="float" office:value="1.00271504308655">
                <text:p>1.002715043086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